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12C2BF0A42E8B69BF4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1" svg:font-family="'Courier 10 Pitch'" style:font-pitch="fixed"/>
    <style:font-face style:name="Arial4" svg:font-family="Arial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horndale1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1" svg:font-family="Arial" style:font-family-generic="swiss" style:font-pitch="variable"/>
    <style:font-face style:name="Thorndale2" svg:font-family="Thornd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abed6" draw:fill-image-width="1cm" draw:fill-image-height="1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4.445cm"/>
      <style:paragraph-properties style:writing-mode="lr-tb"/>
    </style:style>
    <style:style style:name="pr2" style:family="presentation" style:parent-style-name="lyt-cool-subtitle" style:list-style-name="L5">
      <style:graphic-properties draw:fill-color="#ffffff" draw:auto-grow-height="true" fo:min-height="8.448cm"/>
      <style:paragraph-properties style:writing-mode="lr-tb"/>
    </style:style>
    <style:style style:name="pr3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4" style:family="presentation" style:parent-style-name="lyt-cool-title">
      <style:graphic-properties draw:fill-color="#ffffff" draw:auto-grow-height="true" fo:min-height="1.815cm"/>
      <style:paragraph-properties style:writing-mode="lr-tb"/>
    </style:style>
    <style:style style:name="pr5" style:family="presentation" style:parent-style-name="lyt-cool-outline1">
      <style:graphic-properties draw:fill-color="#e6e6ff" draw:auto-grow-height="true" fo:min-height="12.559cm"/>
      <style:paragraph-properties style:writing-mode="lr-tb"/>
    </style:style>
    <style:style style:name="pr6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7" style:family="presentation" style:parent-style-name="lyt-cool-outline1">
      <style:graphic-properties draw:fill-color="#ffffff" draw:auto-grow-height="true" fo:min-height="8.811cm"/>
      <style:paragraph-properties style:writing-mode="lr-tb"/>
    </style:style>
    <style:style style:name="pr8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9" style:family="presentation" style:parent-style-name="lyt-cool-title" style:list-style-name="L7">
      <style:graphic-properties draw:fill-color="#ffffff" draw:auto-grow-height="true" fo:min-height="3.509cm"/>
      <style:paragraph-properties style:writing-mode="lr-tb"/>
    </style:style>
    <style:style style:name="pr10" style:family="presentation" style:parent-style-name="lyt-cool-outline1">
      <style:graphic-properties draw:fill-color="#ffffff" draw:auto-grow-height="true" fo:min-height="10.251cm"/>
      <style:paragraph-properties style:writing-mode="lr-tb"/>
    </style:style>
    <style:style style:name="pr11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2" style:family="presentation" style:parent-style-name="lyt-cool-outline1">
      <style:graphic-properties draw:fill-color="#ffffff" draw:auto-grow-height="true" fo:min-height="12.378cm"/>
      <style:paragraph-properties style:writing-mode="lr-tb"/>
    </style:style>
    <style:style style:name="pr13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4" style:family="presentation" style:parent-style-name="lyt-cool-outline1">
      <style:graphic-properties draw:fill-color="#ffffff" draw:auto-grow-height="true" fo:min-height="13.265cm"/>
      <style:paragraph-properties style:writing-mode="lr-tb"/>
    </style:style>
    <style:style style:name="pr15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6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7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8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19" style:family="presentation" style:parent-style-name="lyt-cool-outline1">
      <style:graphic-properties draw:fill-color="#ffffff" draw:auto-grow-height="true" fo:min-height="13.698cm"/>
      <style:paragraph-properties style:writing-mode="lr-tb"/>
    </style:style>
    <style:style style:name="pr20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21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22" style:family="presentation" style:parent-style-name="lyt-cool-outline1">
      <style:graphic-properties draw:fill-color="#ffffff" draw:auto-grow-height="true" fo:min-height="12.643cm"/>
      <style:paragraph-properties style:writing-mode="lr-tb"/>
    </style:style>
    <style:style style:name="pr23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24" style:family="presentation" style:parent-style-name="lyt-cool-title">
      <style:graphic-properties draw:fill-color="#ffffff" fo:min-height="3.482cm"/>
      <style:paragraph-properties style:writing-mode="lr-tb"/>
    </style:style>
    <style:style style:name="pr25" style:family="presentation" style:parent-style-name="lyt-cool-outline1">
      <style:graphic-properties draw:fill-color="#ffffff" fo:min-height="15.292cm"/>
      <style:paragraph-properties style:writing-mode="lr-tb"/>
    </style:style>
    <style:style style:name="pr26" style:family="presentation" style:parent-style-name="lyt-cool-notes">
      <style:graphic-properties draw:fill-color="#ffffff" draw:auto-grow-height="true" fo:min-height="11.41cm"/>
      <style:paragraph-properties style:writing-mode="lr-tb"/>
    </style:style>
    <style:style style:name="pr27" style:family="presentation" style:parent-style-name="lyt-cool-title" style:list-style-name="L7">
      <style:graphic-properties draw:fill-color="#ffffff" draw:auto-grow-height="true" fo:min-height="3.482cm"/>
      <style:paragraph-properties style:writing-mode="lr-tb"/>
    </style:style>
    <style:style style:name="pr28" style:family="presentation" style:parent-style-name="lyt-cool-outline1">
      <style:graphic-properties draw:fill-color="#ffffff" draw:auto-grow-height="true" fo:min-height="12.984cm"/>
      <style:paragraph-properties style:writing-mode="lr-tb"/>
    </style:style>
    <style:style style:name="pr29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30" style:family="presentation" style:parent-style-name="lyt-cool-title">
      <style:graphic-properties draw:fill-color="#ffffff" draw:auto-grow-height="true" fo:min-height="3.482cm"/>
      <style:paragraph-properties style:writing-mode="lr-tb"/>
    </style:style>
    <style:style style:name="pr31" style:family="presentation" style:parent-style-name="lyt-cool-outline1">
      <style:graphic-properties draw:fill-color="#ffffff" draw:auto-grow-height="true" fo:min-height="8.01cm"/>
      <style:paragraph-properties style:writing-mode="lr-tb"/>
    </style:style>
    <style:style style:name="pr32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33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34" style:family="presentation" style:parent-style-name="lyt-cool-outline1" style:list-style-name="L4">
      <style:graphic-properties draw:fill-color="#ffffff" draw:auto-grow-height="true" fo:min-height="10.308cm"/>
      <style:paragraph-properties style:writing-mode="lr-tb"/>
    </style:style>
    <style:style style:name="pr35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36" style:family="presentation" style:parent-style-name="lyt-cool-title">
      <style:graphic-properties draw:fill-color="#ffffff" fo:min-height="2.433cm"/>
      <style:paragraph-properties style:writing-mode="lr-tb"/>
    </style:style>
    <style:style style:name="pr37" style:family="presentation" style:parent-style-name="lyt-cool-outline1">
      <style:graphic-properties draw:fill-color="#ffffff" fo:min-height="10.256cm"/>
      <style:paragraph-properties style:writing-mode="lr-tb"/>
    </style:style>
    <style:style style:name="pr38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39" style:family="presentation" style:parent-style-name="lyt-cool-outline1">
      <style:graphic-properties draw:fill-color="#ffffff" draw:auto-grow-height="true" fo:min-height="12.425cm"/>
      <style:paragraph-properties style:writing-mode="lr-tb"/>
    </style:style>
    <style:style style:name="pr40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41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42" style:family="presentation" style:parent-style-name="lyt-cool-outline1">
      <style:graphic-properties draw:fill-color="#ffffff" draw:auto-grow-height="true" fo:min-height="11.398cm"/>
      <style:paragraph-properties style:writing-mode="lr-tb"/>
    </style:style>
    <style:style style:name="pr43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44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45" style:family="presentation" style:parent-style-name="lyt-cool-outline1">
      <style:graphic-properties draw:fill-color="#ffffff" draw:auto-grow-height="true" fo:min-height="15.357cm"/>
      <style:paragraph-properties style:writing-mode="lr-tb"/>
    </style:style>
    <style:style style:name="pr46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47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48" style:family="presentation" style:parent-style-name="lyt-cool-outline1">
      <style:graphic-properties draw:fill-color="#ffffff" draw:auto-grow-height="true" fo:min-height="12.266cm"/>
      <style:paragraph-properties style:writing-mode="lr-tb"/>
    </style:style>
    <style:style style:name="pr49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50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51" style:family="presentation" style:parent-style-name="lyt-cool-outline1">
      <style:graphic-properties draw:fill-color="#ffffff" draw:auto-grow-height="true" fo:min-height="13.43cm"/>
      <style:paragraph-properties style:writing-mode="lr-tb"/>
    </style:style>
    <style:style style:name="pr52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53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54" style:family="presentation" style:parent-style-name="lyt-cool-outline1">
      <style:graphic-properties draw:fill-color="#ffffff" draw:auto-grow-height="true" fo:min-height="8.543cm"/>
      <style:paragraph-properties style:writing-mode="lr-tb"/>
    </style:style>
    <style:style style:name="pr55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r56" style:family="presentation" style:parent-style-name="lyt-cool-title" style:list-style-name="L7">
      <style:graphic-properties draw:fill-color="#ffffff" draw:auto-grow-height="true" fo:min-height="2.433cm"/>
      <style:paragraph-properties style:writing-mode="lr-tb"/>
    </style:style>
    <style:style style:name="pr57" style:family="presentation" style:parent-style-name="lyt-cool-outline1">
      <style:graphic-properties draw:fill-color="#ffffff" draw:auto-grow-height="true" fo:min-height="15.291cm"/>
      <style:paragraph-properties style:writing-mode="lr-tb"/>
    </style:style>
    <style:style style:name="pr58" style:family="presentation" style:parent-style-name="lyt-cool-notes" style:list-style-name="L6">
      <style:graphic-properties draw:fill-color="#ffffff" draw:auto-grow-height="true" fo:min-height="11.41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text-properties fo:font-size="29pt"/>
    </style:style>
    <style:style style:name="P4" style:family="paragraph">
      <style:paragraph-properties fo:margin-left="1.2cm" fo:margin-right="0cm" fo:text-indent="-0.6cm"/>
      <style:text-properties fo:font-size="29pt"/>
    </style:style>
    <style:style style:name="P5" style:family="paragraph">
      <style:paragraph-properties fo:margin-left="1.2cm" fo:margin-right="0cm" fo:text-align="center" fo:text-indent="-0.6cm"/>
      <style:text-properties fo:font-size="29pt"/>
    </style:style>
    <style:style style:name="P6" style:family="paragraph">
      <loext:graphic-properties draw:fill-color="#ffffff"/>
      <style:paragraph-properties fo:margin-left="1.2cm" fo:margin-right="0cm" fo:text-indent="0cm"/>
      <style:text-properties fo:font-size="29pt"/>
    </style:style>
    <style:style style:name="P7" style:family="paragraph">
      <style:paragraph-properties fo:margin-left="1.2cm" fo:margin-right="0cm" fo:margin-top="0cm" fo:margin-bottom="0cm" fo:text-indent="0cm"/>
    </style:style>
    <style:style style:name="P8" style:family="paragraph">
      <loext:graphic-properties draw:fill-color="#e6e6ff"/>
      <style:paragraph-properties fo:margin-left="1.2cm" fo:margin-right="0cm" fo:margin-top="0cm" fo:margin-bottom="0cm" fo:text-indent="0cm"/>
      <style:text-properties fo:font-size="26pt"/>
    </style:style>
    <style:style style:name="P9" style:family="paragraph">
      <style:paragraph-properties fo:margin-left="0cm" fo:margin-right="0cm" fo:margin-top="0.8cm" fo:margin-bottom="0.5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tyle="italic" style:font-style-asian="italic" style:font-style-complex="italic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Courier1" fo:font-size="22pt"/>
    </style:style>
    <style:style style:name="P12" style:family="paragraph">
      <loext:graphic-properties draw:fill-color="#ffffff"/>
      <style:paragraph-properties fo:margin-left="1.2cm" fo:margin-right="0cm" fo:text-indent="0cm"/>
    </style:style>
    <style:style style:name="T1" style:family="text">
      <style:text-properties fo:font-size="54pt" fo:font-weight="bold"/>
    </style:style>
    <style:style style:name="T2" style:family="text">
      <style:text-properties fo:font-size="40pt" fo:font-weight="bold"/>
    </style:style>
    <style:style style:name="T3" style:family="text">
      <style:text-properties style:font-name="Arial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urier New1" fo:font-size="26pt" fo:font-weight="bold"/>
    </style:style>
    <style:style style:name="T5" style:family="text">
      <style:text-properties style:font-name="Arial1" fo:font-size="16pt" fo:font-weight="normal" style:font-size-asian="16pt" style:font-size-complex="16pt"/>
    </style:style>
    <style:style style:name="T6" style:family="text">
      <style:text-properties style:font-name="Arial1" fo:font-size="16pt" style:font-size-asian="16pt" style:font-size-complex="16pt"/>
    </style:style>
    <style:style style:name="T7" style:family="text">
      <style:text-properties style:font-name="Courier1" fo:font-size="24pt"/>
    </style:style>
    <style:style style:name="T8" style:family="text">
      <style:text-properties style:font-name="Arial1" fo:font-size="22pt"/>
    </style:style>
    <style:style style:name="T9" style:family="text">
      <style:text-properties fo:font-size="26pt"/>
    </style:style>
    <style:style style:name="T10" style:family="text">
      <style:text-properties style:font-name="DejaVu Sans Mono" fo:font-size="26pt" fo:font-weight="bold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normal" fo:font-weight="bold"/>
    </style:style>
    <style:style style:name="T13" style:family="text">
      <style:text-properties fo:font-style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bold" style:font-weight-asian="bold" style:font-weight-complex="bold"/>
    </style:style>
    <style:style style:name="T16" style:family="text">
      <style:text-properties fo:font-size="26pt" fo:font-weight="bold"/>
    </style:style>
    <style:style style:name="T17" style:family="text">
      <style:text-properties fo:font-size="26pt" fo:font-weight="normal"/>
    </style:style>
    <style:style style:name="T18" style:family="text">
      <style:text-properties style:font-name="Courier New1" fo:font-size="22pt" fo:font-weight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/>
    </style:style>
    <style:style style:name="T22" style:family="text">
      <style:text-properties style:font-name="Courier New1" fo:font-size="20pt" fo:font-weight="bold"/>
    </style:style>
    <style:style style:name="T23" style:family="text">
      <style:text-properties fo:font-weight="bold"/>
    </style:style>
    <style:style style:name="T24" style:family="text">
      <style:text-properties fo:font-weight="normal"/>
    </style:style>
    <style:style style:name="T25" style:family="text">
      <style:text-properties style:font-name="Courier 10 Pitch1" fo:font-size="24pt" fo:font-style="normal" fo:font-weight="bold"/>
    </style:style>
    <style:style style:name="T26" style:family="text">
      <style:text-properties style:font-name="Courier New1" fo:font-size="24pt" fo:font-style="normal" fo:font-weight="bold"/>
    </style:style>
    <style:style style:name="T27" style:family="text">
      <style:text-properties style:font-name="Arial4" fo:font-size="32pt"/>
    </style:style>
    <style:style style:name="T28" style:family="text">
      <style:text-properties style:font-name="Arial4" fo:font-size="32pt" fo:font-style="normal" fo:font-weight="bold"/>
    </style:style>
    <style:style style:name="T29" style:family="text">
      <style:text-properties style:font-name="Arial4" fo:font-size="32pt" fo:font-style="normal"/>
    </style:style>
    <style:style style:name="T30" style:family="text">
      <style:text-properties style:font-name="Courier New1" fo:font-size="24pt" fo:font-weight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2" draw:layer="layout" svg:width="23.663cm" svg:height="4.445cm" svg:x="2.579cm" svg:y="0.991cm" presentation:class="title" presentation:user-transformed="true">
          <draw:text-box>
            <text:p text:style-name="P1"><text:span text:style-name="T1">Pengenalan Lisensi</text:span><text:line-break/><text:span text:style-name="T2">Perangkat Lunak Bebas</text:span></text:p>
          </draw:text-box>
        </draw:frame>
        <draw:frame presentation:style-name="pr2" draw:text-style-name="P6" draw:layer="layout" svg:width="24.716cm" svg:height="8.448cm" svg:x="2.394cm" svg:y="7.819cm" presentation:class="subtitle" presentation:user-transformed="true">
          <draw:text-box>
            <text:p text:style-name="P3"><text:span text:style-name="T3">Rahmat M. Samik-Ibrahim</text:span></text:p>
            <text:p text:style-name="P4"><text:span text:style-name="T4">http://rms46.vlsm.org/1/70.pdf</text:span></text:p>
            <text:p text:style-name="P4"><text:span text:style-name="T5">(rev. 110---04-Sep-2022)</text:span></text:p>
            <text:p text:style-name="P4"><text:span text:style-name="T6"/></text:p>
            <text:p text:style-name="P4"><text:span text:style-name="T7"/></text:p>
            <text:p text:style-name="P4"><text:span text:style-name="T7"/></text:p>
            <text:p text:style-name="P5"><text:span text:style-name="T8">Presentasi ini dikembangkan dengan LibreOffice</text:span></text:p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"/>
          <draw:frame presentation:style-name="pr3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2" draw:style-name="dp3" draw:master-page-name="lyt-cool">
        <office:forms form:automatic-focus="false" form:apply-design-mode="false"/>
        <draw:frame presentation:style-name="pr4" draw:text-style-name="P2" draw:layer="layout" svg:width="26.546cm" svg:height="1.815cm" svg:x="1.279cm" svg:y="1.397cm" presentation:class="title" presentation:user-transformed="true">
          <draw:text-box>
            <text:p text:style-name="P1">Memperkenal Diri</text:p>
          </draw:text-box>
        </draw:frame>
        <draw:frame presentation:style-name="pr5" draw:text-style-name="P8" draw:layer="layout" svg:width="26.474cm" svg:height="12.559cm" svg:x="1.159cm" svg:y="5.304cm" presentation:class="outline" presentation:user-transformed="true">
          <draw:text-box>
            <text:list text:style-name="L3">
              <text:list-item>
                <text:p text:style-name="P7"><text:span text:style-name="T9">Rahmat M. Samik-Ibrahim</text:span></text:p>
                <text:list>
                  <text:list-item>
                    <text:p text:style-name="P7"><text:span text:style-name="T9">Bekerja di Universitas Indonesia sejak 1984.</text:span></text:p>
                  </text:list-item>
                  <text:list-item>
                    <text:p text:style-name="P7"><text:span text:style-name="T9">Pertama kali menggunakan GNU/Linux tahun 1992 (SLS).</text:span></text:p>
                  </text:list-item>
                  <text:list-item>
                    <text:p text:style-name="P7"><text:span text:style-name="T9">Pengguna GNU/Linux sejak tahun 1994 (Slackware).</text:span></text:p>
                  </text:list-item>
                  <text:list-item>
                    <text:p text:style-name="P7"><text:span text:style-name="T9">Pengelola VauLSMorg (vlsm.org) sejak 1997.</text:span></text:p>
                  </text:list-item>
                  <text:list-item>
                    <text:p text:style-name="P7"><text:span text:style-name="T9">Pengguna Ubuntu sejak 2004.</text:span></text:p>
                  </text:list-item>
                  <text:list-item>
                    <text:p text:style-name="P7"><text:span text:style-name="T9"/></text:p>
                  </text:list-item>
                </text:list>
              </text:list-item>
              <text:list-item>
                <text:p text:style-name="P7"><text:span text:style-name="T9">URLs:</text:span></text:p>
                <text:list>
                  <text:list-item>
                    <text:p text:style-name="P7"><text:span text:style-name="T10">https://RahmatM.Samik-Ibrahim.vLSM.org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2" presentation:class="page"/>
          <draw:frame presentation:style-name="pr6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523cm" svg:y="1.96cm" presentation:class="title" presentation:user-transformed="true">
          <draw:text-box>
            <text:p text:style-name="P1">Agenda</text:p>
          </draw:text-box>
        </draw:frame>
        <draw:frame presentation:style-name="pr7" draw:text-style-name="P2" draw:layer="layout" svg:width="24.873cm" svg:height="8.811cm" svg:x="2.052cm" svg:y="7.53cm" presentation:class="outline" presentation:user-transformed="true">
          <draw:text-box>
            <text:list text:style-name="L3">
              <text:list-item>
                <text:p text:style-name="P1">Konsep Hak Kekayaan Intelektual (HKI)</text:p>
              </text:list-item>
              <text:list-item>
                <text:p text:style-name="P1">Konsep HKI Perangkat Lunak</text:p>
              </text:list-item>
              <text:list-item>
                <text:p text:style-name="P1">Konsep Perangkat Lunak Bebas (PLB)</text:p>
              </text:list-item>
              <text:list-item>
                <text:p text:style-name="P1">Contoh Lisensi PLB</text:p>
              </text:list-item>
              <text:list-item>
                <text:p text:style-name="P1">Tantangan PL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3"/>
          <draw:frame presentation:style-name="pr8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1">
        <office:forms form:automatic-focus="false" form:apply-design-mode="false"/>
        <draw:frame presentation:style-name="pr9" draw:text-style-name="P2" draw:layer="layout" svg:width="25.358cm" svg:height="3.509cm" svg:x="2.41cm" svg:y="1.04cm" presentation:class="title" presentation:user-transformed="true">
          <draw:text-box>
            <text:p text:style-name="P1">Konsep HKI</text:p>
          </draw:text-box>
        </draw:frame>
        <draw:frame presentation:style-name="pr10" draw:text-style-name="P2" draw:layer="layout" svg:width="26.406cm" svg:height="10.251cm" svg:x="1.415cm" svg:y="5.899cm" presentation:class="outline" presentation:user-transformed="true">
          <draw:text-box>
            <text:list text:style-name="L3">
              <text:list-item>
                <text:p text:style-name="P1">Kekayaan = ...</text:p>
              </text:list-item>
              <text:list-item>
                <text:p text:style-name="P1">Kekayaan Intelektual = ...</text:p>
                <text:list>
                  <text:list-item>
                    <text:p text:style-name="P1">Karya Cipta: Musik, Rancangan, Penemuan, Ide, Metoda, dst. </text:p>
                  </text:list-item>
                </text:list>
              </text:list-item>
              <text:list-item>
                <text:p text:style-name="P1"><text:span text:style-name="T11">Hak</text:span> (atas) Kekayaan Intelektual</text:p>
                <text:list>
                  <text:list-item>
                    <text:p>Rahasia Dagang, Desain Industri, Desain Tata Letak Sirkuit Terpadu, Paten, Hak Cipta, dst.</text:p>
                  </text:list-item>
                  <text:list-item>
                    <text:p>Merek:</text:p>
                    <text:list>
                      <text:list-item>
                        <text:p>Merek Dagang (TM), Servicemark (SM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4" presentation:class="page"/>
          <draw:frame presentation:style-name="pr11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1)</text:p>
          </draw:text-box>
        </draw:frame>
        <draw:frame presentation:style-name="pr12" draw:text-style-name="P2" draw:layer="layout" svg:width="27.618cm" svg:height="12.378cm" svg:x="1.135cm" svg:y="5.63cm" presentation:class="outline" presentation:user-transformed="true">
          <draw:text-box>
            <text:list text:style-name="L3">
              <text:list-item>
                <text:p text:style-name="P1"><text:span text:style-name="T12">Rahasia Dagang</text:span></text:p>
                <text:list>
                  <text:list-item>
                    <text:p text:style-name="P1"><text:span text:style-name="T13">Undang-undang no 30 tahun 2000: Informasi yang tidak </text:span><text:span text:style-name="T13">diketahui oleh umum di bidang teknologi dan/atau bisnis, </text:span><text:span text:style-name="T13">mempunyai nilai ekonomi karena berguna dalam </text:span><text:span text:style-name="T13">kegiatan usaha, dan dijaga kerahasiaannya oleh pemilik </text:span><text:span text:style-name="T13">Rahasia Dagang (1:1).</text:span></text:p>
                  </text:list-item>
                  <text:list-item>
                    <text:p><text:span text:style-name="T13">Lisensi adalah izin yang diberikan oleh pemegang Hak </text:span><text:span text:style-name="T13">Rahasia Dagang kepada pihak lain... (1:5).</text:span></text:p>
                  </text:list-item>
                  <text:list-item>
                    <text:p text:style-name="P1"><text:span text:style-name="T13">Contoh:</text:span></text:p>
                    <text:list>
                      <text:list-item>
                        <text:p><text:span text:style-name="T13">Minuman</text:span></text:p>
                      </text:list-item>
                      <text:list-item>
                        <text:p><text:span text:style-name="T13">Parf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5"/>
          <draw:frame presentation:style-name="pr13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2)</text:p>
          </draw:text-box>
        </draw:frame>
        <draw:frame presentation:style-name="pr14" draw:text-style-name="P2" draw:layer="layout" svg:width="27.618cm" svg:height="13.265cm" svg:x="1.258cm" svg:y="5.446cm" presentation:class="outline" presentation:user-transformed="true">
          <draw:text-box>
            <text:list text:style-name="L3">
              <text:list-item>
                <text:p text:style-name="P1"><text:span text:style-name="T12">Desain Industri</text:span></text:p>
                <text:list>
                  <text:list-item>
                    <text:p><text:span text:style-name="T13">Undang-undang no 31 tahun 2000: kreasi tentang </text:span><text:span text:style-name="T13">bentuk, konfigurasi, atau komposisi garis atau warna, </text:span><text:span text:style-name="T13">atau garis dan warna, atau gabungan daripadanya yang </text:span><text:span text:style-name="T13">berbentuk tiga dimensi atau dua dimensi yang </text:span><text:span text:style-name="T13">memberikan kesan estetis dan dapat diwujudkan dalam </text:span><text:span text:style-name="T13">pola tiga dimensi atau dua dimensi serta dapat dipakai </text:span><text:span text:style-name="T13">untuk menghasilkan suatu produk, barang, komoditas </text:span><text:span text:style-name="T13">industri, atau kerajinan tangan (1:1).</text:span></text:p>
                  </text:list-item>
                  <text:list-item>
                    <text:p text:style-name="P1"><text:span text:style-name="T13">Contoh: <text:s/>produk seperti pulpen, korek api, dst.</text:span></text:p>
                  </text:list-item>
                  <text:list-item>
                    <text:p text:style-name="P1"><text:span text:style-name="T13">Durasi: 10 tahu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6"/>
          <draw:frame presentation:style-name="pr15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3)</text:p>
          </draw:text-box>
        </draw:frame>
        <draw:frame presentation:style-name="pr14" draw:text-style-name="P2" draw:layer="layout" svg:width="27.618cm" svg:height="13.265cm" svg:x="1.258cm" svg:y="5.446cm" presentation:class="outline" presentation:user-transformed="true">
          <draw:text-box>
            <text:list text:style-name="L3">
              <text:list-item>
                <text:p text:style-name="P1"><text:span text:style-name="T12">Desain Tata Letak Sirkuit Terpadu</text:span></text:p>
                <text:list>
                  <text:list-item>
                    <text:p><text:span text:style-name="T13">Undang-undang no 32 tahun 2000: </text:span></text:p>
                    <text:list>
                      <text:list-item>
                        <text:p><text:span text:style-name="T13">Tata Letak: kreasi berupa rancangan peletakan tiga dimensi </text:span><text:span text:style-name="T13">dari berbagai elemen, sekurang-kurangnya satu dari elemen </text:span><text:span text:style-name="T13">tersebut adalah elemen aktif, serta <text:s/>sebagian atau semua </text:span><text:span text:style-name="T13">interkoneksi dalam suatu Sirkuit Terpadu dan peletakan tiga </text:span><text:span text:style-name="T13">dimensi tersebut dimaksudkan untuk persiapan pembuatan </text:span><text:span text:style-name="T13">Sirkuit Terpadu (1:2).</text:span></text:p>
                      </text:list-item>
                    </text:list>
                  </text:list-item>
                  <text:list-item>
                    <text:p text:style-name="P1"><text:span text:style-name="T13">Durasi: 10 tahu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7"/>
          <draw:frame presentation:style-name="pr16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4)</text:p>
          </draw:text-box>
        </draw:frame>
        <draw:frame presentation:style-name="pr14" draw:text-style-name="P2" draw:layer="layout" svg:width="27.618cm" svg:height="13.265cm" svg:x="1.165cm" svg:y="5.446cm" presentation:class="outline" presentation:user-transformed="true">
          <draw:text-box>
            <text:list text:style-name="L3">
              <text:list-item>
                <text:p text:style-name="P1"><text:span text:style-name="T12">Paten</text:span></text:p>
                <text:list>
                  <text:list-item>
                    <text:p><text:span text:style-name="T13">Undang-undang no 14 tahun 2001: </text:span></text:p>
                    <text:list>
                      <text:list-item>
                        <text:p><text:span text:style-name="T13">Paten adalah hak eksklusif yang diberikan oleh Negara kepada </text:span><text:span text:style-name="T13">Inventor atas hasil Invensinya di bidang teknologi, yang untuk </text:span><text:span text:style-name="T13">selama waktu tertentu melaksanakan sendiri Invensinya </text:span><text:span text:style-name="T13">tersebut atau memberikan persetujuannya kepada pihak lain </text:span><text:span text:style-name="T13">untuk melaksanakannya. (1:1).</text:span></text:p>
                      </text:list-item>
                      <text:list-item>
                        <text:p><text:span text:style-name="T13">Invensi adalah ide Inventor yang dituangkan ke dalam suatu </text:span><text:span text:style-name="T13">kegiatan pemecahan masalah yang spesifik di bidang teknologi </text:span><text:span text:style-name="T13">dapat berupa produk atau proses, atau penyempurnaan dan </text:span><text:span text:style-name="T13">pengembangan produk atau proses (1:2).</text:span></text:p>
                      </text:list-item>
                    </text:list>
                  </text:list-item>
                  <text:list-item>
                    <text:p><text:span text:style-name="T13">Contoh: GIF, Amazon.com. </text:span></text:p>
                  </text:list-item>
                  <text:list-item>
                    <text:p text:style-name="P1"><text:span text:style-name="T13">Durasi: 20 tahu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8"/>
          <draw:frame presentation:style-name="pr17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5)</text:p>
          </draw:text-box>
        </draw:frame>
        <draw:frame presentation:style-name="pr14" draw:text-style-name="P2" draw:layer="layout" svg:width="27.618cm" svg:height="13.265cm" svg:x="1.165cm" svg:y="5.446cm" presentation:class="outline" presentation:user-transformed="true">
          <draw:text-box>
            <text:list text:style-name="L3">
              <text:list-item>
                <text:p text:style-name="P1"><text:span text:style-name="T12">Merek</text:span></text:p>
                <text:list>
                  <text:list-item>
                    <text:p><text:span text:style-name="T13">Undang-undang no 15 tahun 2001: </text:span></text:p>
                    <text:list>
                      <text:list-item>
                        <text:p><text:span text:style-name="T13">Merek adalah tanda yang berupa gambar, nama, kata, huruf-</text:span><text:span text:style-name="T13">huruf, angka-angka, susunan warna, atau kombinasi dari </text:span><text:span text:style-name="T13">unsur-unsur tersebut yang memiliki daya pembeda dan </text:span><text:span text:style-name="T13">digunakan dalam kegiatan perdagangan barang atau jasa (1:1).</text:span></text:p>
                      </text:list-item>
                      <text:list-item>
                        <text:p><text:span text:style-name="T13">Merek Dagang (Trade Mark): sebagai pembeda barang.</text:span></text:p>
                      </text:list-item>
                      <text:list-item>
                        <text:p><text:span text:style-name="T13">Merek Jasa (Service Mark): sebagai pembeda jasa.</text:span></text:p>
                      </text:list-item>
                      <text:list-item>
                        <text:p><text:span text:style-name="T13">Merek Kolektif (Collective Mark): pembeda nama kolektif</text:span></text:p>
                      </text:list-item>
                      <text:list-item>
                        <text:p><text:span text:style-name="T13">Indikasi Geografis -- mutatis mutandis</text:span></text:p>
                      </text:list-item>
                      <text:list-item>
                        <text:p><text:span text:style-name="T13">Indikasi Asal -- mutatis mutandis</text:span></text:p>
                      </text:list-item>
                    </text:list>
                  </text:list-item>
                  <text:list-item>
                    <text:p text:style-name="P1"><text:span text:style-name="T13">Durasi: 10 tahu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9"/>
          <draw:frame presentation:style-name="pr18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">
        <office:forms form:automatic-focus="false" form:apply-design-mode="false"/>
        <draw:frame presentation:style-name="pr4" draw:text-style-name="P2" draw:layer="layout" svg:width="26.555cm" svg:height="1.815cm" svg:x="1.723cm" svg:y="1.737cm" presentation:class="title" presentation:user-transformed="true">
          <draw:text-box>
            <text:p text:style-name="P1">Contoh HKI (6)</text:p>
          </draw:text-box>
        </draw:frame>
        <draw:frame presentation:style-name="pr19" draw:text-style-name="P2" draw:layer="layout" svg:width="27.618cm" svg:height="13.698cm" svg:x="1.165cm" svg:y="5.446cm" presentation:class="outline" presentation:user-transformed="true">
          <draw:text-box>
            <text:list text:style-name="L3">
              <text:list-item>
                <text:p text:style-name="P1"><text:span text:style-name="T12">Hak Cipta</text:span></text:p>
                <text:list>
                  <text:list-item>
                    <text:p><text:span text:style-name="T13">Undang-undang no 19 tahun 2002: </text:span></text:p>
                    <text:list>
                      <text:list-item>
                        <text:p><text:span text:style-name="T13">Hak Cipta merupakan hak eksklusif bagi Pencipta atau </text:span><text:span text:style-name="T13">Pemegang Hak Cipta untuk mengumumkan atau </text:span><text:span text:style-name="T13">memperbanyak Ciptaannya, yang timbul secara otomatis </text:span><text:span text:style-name="T13">setelah suatu ciptaan dilahirkan tanpa mengurangi pembatasan </text:span><text:span text:style-name="T13">menurut peraturan perundang-undangan yang berlaku.</text:span></text:p>
                      </text:list-item>
                    </text:list>
                  </text:list-item>
                  <text:list-item>
                    <text:p><text:span text:style-name="T13">Contoh: Alat Peraga, Arsitektur, Basis Data, Buku, </text:span><text:span text:style-name="T13">Ceramah, Drama, Fotografi, Lagu, Perangkat Lunak, </text:span><text:span text:style-name="T13">Peta, Pola Batik, Seni Rupa, Saduran, Sinematografi, </text:span><text:span text:style-name="T13">Terjemahan.</text:span></text:p>
                  </text:list-item>
                  <text:list-item>
                    <text:p><text:span text:style-name="T13">Terdaftar dan Tidak Terdaftar</text:span></text:p>
                  </text:list-item>
                  <text:list-item>
                    <text:p text:style-name="P1"><text:span text:style-name="T13">Durasi: 50 tahun - seumur hidup + 50 tahu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0"/>
          <draw:frame presentation:style-name="pr20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">
        <office:forms form:automatic-focus="false" form:apply-design-mode="false"/>
        <draw:frame presentation:style-name="pr21" draw:text-style-name="P2" draw:layer="layout" svg:width="28.241cm" svg:height="2.433cm" svg:x="0.993cm" svg:y="1.472cm" presentation:class="title" presentation:user-transformed="true">
          <draw:text-box>
            <text:p text:style-name="P1">Konsekuensi HKI</text:p>
          </draw:text-box>
        </draw:frame>
        <draw:frame presentation:style-name="pr22" draw:text-style-name="P2" draw:layer="layout" svg:width="26.316cm" svg:height="12.643cm" svg:x="1.411cm" svg:y="5.319cm" presentation:class="outline" presentation:user-transformed="true">
          <draw:text-box>
            <text:list text:style-name="L3">
              <text:list-item>
                <text:p text:style-name="P1"><text:span text:style-name="T14">Jenis </text:span><text:span text:style-name="T15">Hak</text:span></text:p>
                <text:list>
                  <text:list-item>
                    <text:p text:style-name="P1">Hak Dasar (Azasi)</text:p>
                  </text:list-item>
                  <text:list-item>
                    <text:p text:style-name="P1">Hak Pemberian (Politik)</text:p>
                  </text:list-item>
                </text:list>
              </text:list-item>
              <text:list-item>
                <text:p text:style-name="P1">Konsekuensi Kategori HKI</text:p>
                <text:list>
                  <text:list-item>
                    <text:p text:style-name="P1">Hak Dasar atau Pemberian?</text:p>
                  </text:list-item>
                  <text:list-item>
                    <text:p text:style-name="P1">Apa kriterianya?</text:p>
                  </text:list-item>
                </text:list>
              </text:list-item>
              <text:list-item>
                <text:p text:style-name="P1"><text:span text:style-name="T14">Jika bukan hak Azasi, apa landasan HKI?</text:span></text:p>
                <text:list>
                  <text:list-item>
                    <text:p text:style-name="P1"><text:span text:style-name="T13">Keadilan (untuk siapa)?</text:span></text:p>
                  </text:list-item>
                  <text:list-item>
                    <text:p text:style-name="P1"><text:span text:style-name="T13">Konsensi (berapa lama)?</text:span></text:p>
                  </text:list-item>
                  <text:list-item>
                    <text:p text:style-name="P1">Konstitusi Amrik: membolehkan HKI, namun tidak mewajibkan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1"/>
          <draw:frame presentation:style-name="pr23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2T1">
        <office:forms form:automatic-focus="false" form:apply-design-mode="false"/>
        <draw:frame presentation:style-name="pr24" draw:text-style-name="P2" draw:layer="layout" svg:width="28.241cm" svg:height="3.482cm" svg:x="0.898cm" svg:y="1.138cm" presentation:class="title" presentation:user-transformed="true">
          <draw:text-box>
            <text:p text:style-name="P1">Konsekuensi HKI<text:line-break/>Perangkat Lunak (1)</text:p>
          </draw:text-box>
        </draw:frame>
        <draw:frame presentation:style-name="pr25" draw:text-style-name="P2" draw:layer="layout" svg:width="27.769cm" svg:height="15.292cm" svg:x="1.242cm" svg:y="5.713cm" presentation:class="outline" presentation:user-transformed="true">
          <draw:text-box>
            <text:list text:style-name="L3">
              <text:list-item>
                <text:p text:style-name="P1"><text:span text:style-name="T13">Lisensi HKI</text:span></text:p>
                <text:list>
                  <text:list-item>
                    <text:p text:style-name="P1"><text:span text:style-name="T13">Izin/Ketentuan untuk menggunakan HKI tersebut</text:span></text:p>
                  </text:list-item>
                  <text:list-item>
                    <text:p text:style-name="P1"><text:span text:style-name="T13">Perangkat Lunak:</text:span></text:p>
                    <text:list>
                      <text:list-item>
                        <text:p text:style-name="P1"><text:span text:style-name="T15">Download</text:span><text:span text:style-name="T13"> (Murah)</text:span></text:p>
                      </text:list-item>
                      <text:list-item>
                        <text:p text:style-name="P1"><text:span text:style-name="T13">Membayar Lisensi (Mahal)</text:span></text:p>
                      </text:list-item>
                      <text:list-item>
                        <text:p text:style-name="P1"><text:span text:style-name="T13">Boleh: ini itu...</text:span></text:p>
                      </text:list-item>
                      <text:list-item>
                        <text:p text:style-name="P1"><text:span text:style-name="T13">Tidak Boleh: itu ini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3">HKI Perangkat Lunak:</text:span></text:p>
                <text:list>
                  <text:list-item>
                    <text:p text:style-name="P1"><text:span text:style-name="T13">Menimbulkan Kerugian Ekonomi?</text:span></text:p>
                  </text:list-item>
                  <text:list-item>
                    <text:p text:style-name="P1"><text:span text:style-name="T13">Membajak? Menganiaya?</text:span></text:p>
                  </text:list-item>
                  <text:list-item>
                    <text:p text:style-name="P1"><text:span text:style-name="T13">Apakah proses peng</text:span><text:span text:style-name="T15">ganda</text:span><text:span text:style-name="T13">an perangkat lunak serupa </text:span><text:span text:style-name="T13">dengan peng</text:span><text:span text:style-name="T15">ganda</text:span><text:span text:style-name="T13">an nasi uduk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12" presentation:class="page"/>
          <draw:frame presentation:style-name="pr26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2T1">
        <office:forms form:automatic-focus="false" form:apply-design-mode="false"/>
        <draw:frame presentation:style-name="pr27" draw:text-style-name="P2" draw:layer="layout" svg:width="28.241cm" svg:height="3.482cm" svg:x="0.945cm" svg:y="0.523cm" presentation:class="title" presentation:user-transformed="true">
          <draw:text-box>
            <text:p text:style-name="P1">Konsekuensi HKI<text:line-break/>Perangkat Lunak(2)</text:p>
          </draw:text-box>
        </draw:frame>
        <draw:frame presentation:style-name="pr28" draw:text-style-name="P2" draw:layer="layout" svg:width="26.778cm" svg:height="12.984cm" svg:x="1.375cm" svg:y="5.165cm" presentation:class="outline" presentation:user-transformed="true">
          <draw:text-box>
            <text:list text:style-name="L3">
              <text:list-item>
                <text:p text:style-name="P1">Mengapa:</text:p>
                <text:list>
                  <text:list-item>
                    <text:p text:style-name="P1">tidak boleh menolong teman sendiri?</text:p>
                  </text:list-item>
                  <text:list-item>
                    <text:p text:style-name="P1">harus mengadukan teman sendiri?</text:p>
                  </text:list-item>
                  <text:list-item>
                    <text:p text:style-name="P1">razia dan pembuktian terbalik?</text:p>
                  </text:list-item>
                  <text:list-item>
                    <text:p text:style-name="P1">penuntutan atas kelalaian?</text:p>
                  </text:list-item>
                  <text:list-item>
                    <text:p text:style-name="P1">istilah buruk: <text:span text:style-name="T9">pembajak, mencuri, kerugian, teraniaya?</text:span></text:p>
                  </text:list-item>
                </text:list>
              </text:list-item>
              <text:list-item>
                <text:p text:style-name="P9">Pendapat FSF (Proyek GNU):</text:p>
                <text:list>
                  <text:list-item>
                    <text:p text:style-name="P1"><text:span text:style-name="T16">Perangkat Lunak Seharusnya Tak ada Pemiliknya!</text:span></text:p>
                    <text:list>
                      <text:list-item>
                        <text:p text:style-name="P1"><text:span text:style-name="T17">perangkat lunak bebas</text:span></text:p>
                      </text:list-item>
                    </text:list>
                  </text:list-item>
                  <text:list-item>
                    <text:p><text:span text:style-name="T17"><text:s/></text:span><text:span text:style-name="T18">http://www.gnu.org/philosophy/why-free.ht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3"/>
          <draw:frame presentation:style-name="pr29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2T1">
        <office:forms form:automatic-focus="false" form:apply-design-mode="false"/>
        <draw:frame presentation:style-name="pr30" draw:text-style-name="P2" draw:layer="layout" svg:width="26.555cm" svg:height="3.482cm" svg:x="1.446cm" svg:y="1.059cm" presentation:class="title" presentation:user-transformed="true">
          <draw:text-box>
            <text:p text:style-name="P1">Memperkenalkan Konsep PLB<text:line-break/>(Perangkat Lunak Bebas)</text:p>
          </draw:text-box>
        </draw:frame>
        <draw:frame presentation:style-name="pr31" draw:text-style-name="P2" draw:layer="layout" svg:width="26.366cm" svg:height="8.01cm" svg:x="1.786cm" svg:y="6.545cm" presentation:class="outline" presentation:user-transformed="true">
          <draw:text-box>
            <text:list text:style-name="L3">
              <text:list-item>
                <text:p text:style-name="P1"><text:span text:style-name="T19">PLB = </text:span><text:span text:style-name="T20">Free Software</text:span></text:p>
              </text:list-item>
              <text:list-item>
                <text:p text:style-name="P1"><text:span text:style-name="T21">Free</text:span><text:span text:style-name="T13"> = </text:span><text:span text:style-name="T21">Freedom</text:span> (bukan Gratis)!</text:p>
              </text:list-item>
              <text:list-item>
                <text:p text:style-name="P1">Hadir di Resepsi = Makan Gratis?</text:p>
              </text:list-item>
              <text:list-item>
                <text:p text:style-name="P1">Bagaimana Obligasi Moralnya?</text:p>
              </text:list-item>
              <text:list-item>
                <text:p text:style-name="P1">Info lanjut: <text:s text:c="3"/><text:span text:style-name="T22">http://www.gnu.org/philosophy/why-free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4"/>
          <draw:frame presentation:style-name="pr32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2T1">
        <office:forms form:automatic-focus="false" form:apply-design-mode="false"/>
        <draw:frame presentation:style-name="pr33" draw:text-style-name="P2" draw:layer="layout" svg:width="28.241cm" svg:height="2.433cm" svg:x="0.85cm" svg:y="1.189cm" presentation:class="title" presentation:user-transformed="true">
          <draw:text-box>
            <text:p text:style-name="P1">Definisi PLB menurut <text:span text:style-name="T20">F</text:span><text:span text:style-name="T20">S</text:span><text:span text:style-name="T20">F</text:span></text:p>
          </draw:text-box>
        </draw:frame>
        <draw:frame presentation:style-name="pr34" draw:text-style-name="P2" draw:layer="layout" svg:width="28.403cm" svg:height="10.308cm" svg:x="0.816cm" svg:y="6.422cm" presentation:class="outline" presentation:user-transformed="true">
          <draw:text-box>
            <text:list text:style-name="L4">
              <text:list-item>
                <text:p text:style-name="P1"><text:span text:style-name="T23">KEBEBASAN 0</text:span>: menjalankan program untuk keperluan apa pun</text:p>
              </text:list-item>
              <text:list-item>
                <text:p text:style-name="P1"><text:span text:style-name="T23">KEBEBASAN 1</text:span>: mempelajari cara kerja dan modifikasi (kode) program</text:p>
              </text:list-item>
              <text:list-item>
                <text:p text:style-name="P1"><text:span text:style-name="T23">KEBEBASAN 2</text:span><text:span text:style-name="T24">: menyebar-luaskan program</text:span></text:p>
              </text:list-item>
              <text:list-item>
                <text:p text:style-name="P1"><text:span text:style-name="T23">KEBEBASAN 3</text:span><text:span text:style-name="T24">: meningkatkan kinerja + sebar luas</text:span></text:p>
              </text:list-item>
              <text:list-item>
                <text:p text:style-name="P1"><text:span text:style-name="T23">URL</text:span><text:span text:style-name="T24">: </text:span><text:span text:style-name="T18">http://www.gnu.org/philosophy/free-sw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5"/>
          <draw:frame presentation:style-name="pr35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2T1">
        <office:forms form:automatic-focus="false" form:apply-design-mode="false"/>
        <draw:frame presentation:style-name="pr36" draw:text-style-name="P10" draw:layer="layout" svg:width="28.241cm" svg:height="2.433cm" svg:x="0.85cm" svg:y="1.284cm" presentation:class="title" presentation:user-transformed="true">
          <draw:text-box>
            <text:p text:style-name="P1"><text:span text:style-name="T20">F</text:span><text:span text:style-name="T20">r</text:span><text:span text:style-name="T20">e</text:span><text:span text:style-name="T20">e</text:span><text:span text:style-name="T20"> </text:span><text:span text:style-name="T20">S</text:span><text:span text:style-name="T20">o</text:span><text:span text:style-name="T20">f</text:span><text:span text:style-name="T20">t</text:span><text:span text:style-name="T20">w</text:span><text:span text:style-name="T20">a</text:span><text:span text:style-name="T20">r</text:span><text:span text:style-name="T20">e</text:span><text:span text:style-name="T20"> </text:span><text:span text:style-name="T20">v</text:span><text:span text:style-name="T20">s</text:span><text:span text:style-name="T20">.</text:span><text:span text:style-name="T20"> </text:span><text:span text:style-name="T20">O</text:span><text:span text:style-name="T20">p</text:span><text:span text:style-name="T20">e</text:span><text:span text:style-name="T20">n</text:span><text:span text:style-name="T20"> </text:span><text:span text:style-name="T20">S</text:span><text:span text:style-name="T20">o</text:span><text:span text:style-name="T20">u</text:span><text:span text:style-name="T20">r</text:span><text:span text:style-name="T20">c</text:span><text:span text:style-name="T20">e</text:span></text:p>
          </draw:text-box>
        </draw:frame>
        <draw:frame presentation:style-name="pr37" draw:text-style-name="P2" draw:layer="layout" svg:width="26.911cm" svg:height="10.256cm" svg:x="1.147cm" svg:y="6.096cm" presentation:class="outline" presentation:user-transformed="true">
          <draw:text-box>
            <text:list text:style-name="L3">
              <text:list-item>
                <text:p text:style-name="P1">Salah kaprah Free=Gratis?</text:p>
              </text:list-item>
              <text:list-item>
                <text:p text:style-name="P1">Ganti istilah: Open Source?</text:p>
                <text:list>
                  <text:list-item>
                    <text:p text:style-name="P1">Tetap salah kaprah!</text:p>
                  </text:list-item>
                </text:list>
              </text:list-item>
              <text:list-item>
                <text:p text:style-name="P1">Serupa tapi tak sama</text:p>
                <text:list>
                  <text:list-item>
                    <text:p text:style-name="P1">Free Software: sebuah ideologi?</text:p>
                  </text:list-item>
                  <text:list-item>
                    <text:p text:style-name="P1">Open Source: lebih rileks?</text:p>
                  </text:list-item>
                </text:list>
              </text:list-item>
              <text:list-item>
                <text:p text:style-name="P1">Kompromi: Free/Open Source Software (F/OS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16" presentation:class="page"/>
          <draw:frame presentation:style-name="pr26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7" draw:style-name="dp3" draw:master-page-name="lyt-cool" presentation:presentation-page-layout-name="AL2T1">
        <office:forms form:automatic-focus="false" form:apply-design-mode="false"/>
        <draw:frame presentation:style-name="pr38" draw:text-style-name="P2" draw:layer="layout" svg:width="28.241cm" svg:height="2.433cm" svg:x="0.945cm" svg:y="0.858cm" presentation:class="title" presentation:user-transformed="true">
          <draw:text-box>
            <text:p text:style-name="P1">PLB dan non-PLB</text:p>
          </draw:text-box>
        </draw:frame>
        <draw:frame presentation:style-name="pr39" draw:text-style-name="P2" draw:layer="layout" svg:width="27.437cm" svg:height="12.425cm" svg:x="1.33cm" svg:y="5.298cm" presentation:class="outline" presentation:user-transformed="true">
          <draw:text-box>
            <text:list text:style-name="L3">
              <text:list-item>
                <text:p text:style-name="P1">Apakah memenuhi PLB?</text:p>
                <text:list>
                  <text:list-item>
                    <text:p text:style-name="P1">Bebas: guna, ubah, edar, percanggih.</text:p>
                  </text:list-item>
                  <text:list-item>
                    <text:p text:style-name="P1">Adobe Reader? Windows?</text:p>
                  </text:list-item>
                </text:list>
              </text:list-item>
              <text:list-item>
                <text:p text:style-name="P1">Apakah <text:span text:style-name="T21">copyleft?</text:span></text:p>
                <text:list>
                  <text:list-item>
                    <text:p text:style-name="P1"><text:span text:style-name="T13">serupa copyright</text:span></text:p>
                  </text:list-item>
                  <text:list-item>
                    <text:p text:style-name="P1"><text:span text:style-name="T13">viral: modifikasi PLB dijamin tetap bebas</text:span></text:p>
                  </text:list-item>
                </text:list>
              </text:list-item>
              <text:list-item>
                <text:p text:style-name="P1"><text:span text:style-name="T13">GNU GPL (General Public License)</text:span></text:p>
                <text:list>
                  <text:list-item>
                    <text:p text:style-name="P1"><text:span text:style-name="T13">Contoh copyleft</text:span></text:p>
                  </text:list-item>
                  <text:list-item>
                    <text:p text:style-name="P1"><text:span text:style-name="T12">URL</text:span><text:span text:style-name="T13">: <text:s/></text:span></text:p>
                    <text:list>
                      <text:list-item>
                        <text:p><text:span text:style-name="T25">http://www.gnu.org/licenses/gpl.txt</text:span></text:p>
                      </text:list-item>
                      <text:list-item>
                        <text:p><text:span text:style-name="T26">http://www.gnu.org/licenses/gpl-faq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7"/>
          <draw:frame presentation:style-name="pr40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8" draw:style-name="dp3" draw:master-page-name="lyt-cool" presentation:presentation-page-layout-name="AL2T1">
        <office:forms form:automatic-focus="false" form:apply-design-mode="false"/>
        <draw:frame presentation:style-name="pr41" draw:text-style-name="P2" draw:layer="layout" svg:width="28.241cm" svg:height="2.433cm" svg:x="0.945cm" svg:y="1.237cm" presentation:class="title" presentation:user-transformed="true">
          <draw:text-box>
            <text:p text:style-name="P1">Beberepa Lisensi Bebas (1)</text:p>
          </draw:text-box>
        </draw:frame>
        <draw:frame presentation:style-name="pr42" draw:text-style-name="P11" draw:layer="layout" svg:width="30.792cm" svg:height="11.398cm" svg:x="-1.415cm" svg:y="6.52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27">3-clause BSD license and 2-clause BSD </text:span><text:span text:style-name="T27">license (BSD-X-Clause)</text:span></text:p>
                      </text:list-item>
                      <text:list-item>
                        <text:p><text:span text:style-name="T27">Apache License 2.0 (Apache-2.0)</text:span></text:p>
                      </text:list-item>
                      <text:list-item>
                        <text:p><text:span text:style-name="T27">Artistic License 2.0 (ArtisticLicense2)</text:span></text:p>
                      </text:list-item>
                      <text:list-item>
                        <text:p><text:span text:style-name="T27">Common Development and Distribution </text:span><text:span text:style-name="T27">License (CDDL-1.0)</text:span></text:p>
                      </text:list-item>
                      <text:list-item>
                        <text:p><text:span text:style-name="T27">Eclipse Public License (EPL-1.0)</text:span></text:p>
                      </text:list-item>
                      <text:list-item>
                        <text:p><text:span text:style-name="T27">Educational Community License 2.0 (ECL2.0)</text:span></text:p>
                      </text:list-item>
                      <text:list-item>
                        <text:p><text:span text:style-name="T27">Expat License (Expat) aka. MIT license (MIT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8"/>
          <draw:frame presentation:style-name="pr43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19" draw:style-name="dp3" draw:master-page-name="lyt-cool" presentation:presentation-page-layout-name="AL2T1">
        <office:forms form:automatic-focus="false" form:apply-design-mode="false"/>
        <draw:frame presentation:style-name="pr44" draw:text-style-name="P2" draw:layer="layout" svg:width="28.241cm" svg:height="2.433cm" svg:x="0.945cm" svg:y="1.237cm" presentation:class="title" presentation:user-transformed="true">
          <draw:text-box>
            <text:p text:style-name="P1">Beberepa Lisensi Bebas (2)</text:p>
          </draw:text-box>
        </draw:frame>
        <draw:frame presentation:style-name="pr45" draw:text-style-name="P11" draw:layer="layout" svg:width="31.244cm" svg:height="15.357cm" svg:x="-0.928cm" svg:y="4.87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27"/></text:p>
                      </text:list-header>
                      <text:list-item>
                        <text:p><text:span text:style-name="T27">GNU Affero General Public License v3 (AGPL-</text:span><text:span text:style-name="T27">3.0)</text:span></text:p>
                      </text:list-item>
                      <text:list-item>
                        <text:p><text:span text:style-name="T27">GNU All-Permissive License </text:span><text:span text:style-name="T27">(GNUAllPermissive)</text:span></text:p>
                      </text:list-item>
                      <text:list-item>
                        <text:p><text:span text:style-name="T27">GNU General Public License (GPL)</text:span></text:p>
                      </text:list-item>
                      <text:list-item>
                        <text:p><text:span text:style-name="T27">GNU Lesser General Public License (LGPL)</text:span></text:p>
                      </text:list-item>
                      <text:list-item>
                        <text:p><text:span text:style-name="T27">Microsoft Public License (MS-PL)</text:span></text:p>
                      </text:list-item>
                      <text:list-item>
                        <text:p><text:span text:style-name="T27">Mozilla Public License 2.0 (MPL-2.0)</text:span></text:p>
                      </text:list-item>
                      <text:list-item>
                        <text:p><text:span text:style-name="T27">''Public Domain'' (PublicDomain)</text:span></text:p>
                      </text:list-item>
                      <text:list-item>
                        <text:p><text:span text:style-name="T27">X11 License (X11License)Lisensi Artistic 2.0</text:span></text:p>
                      </text:list-item>
                      <text:list-item>
                        <text:p><text:span text:style-name="T28">URL</text:span><text:span text:style-name="T29">: <text:s/></text:span><text:span text:style-name="T25">http://www.gnu.org/licenses/license-</text:span><text:span text:style-name="T25">list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19"/>
          <draw:frame presentation:style-name="pr46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20" draw:style-name="dp3" draw:master-page-name="lyt-cool" presentation:presentation-page-layout-name="AL2T1">
        <office:forms form:automatic-focus="false" form:apply-design-mode="false"/>
        <draw:frame presentation:style-name="pr47" draw:text-style-name="P2" draw:layer="layout" svg:width="28.241cm" svg:height="2.433cm" svg:x="0.993cm" svg:y="1cm" presentation:class="title" presentation:user-transformed="true">
          <draw:text-box>
            <text:p text:style-name="P1">Ayo Berjualan PLB</text:p>
          </draw:text-box>
        </draw:frame>
        <draw:frame presentation:style-name="pr48" draw:text-style-name="P2" draw:layer="layout" svg:width="25.738cm" svg:height="12.266cm" svg:x="1.422cm" svg:y="5.41cm" presentation:class="outline" presentation:user-transformed="true">
          <draw:text-box>
            <text:list text:style-name="L3">
              <text:list-item>
                <text:p text:style-name="P1">Silakan Berjualan PLB!</text:p>
                <text:list>
                  <text:list-item>
                    <text:p text:style-name="P1">PLB tidak mengatur masalah biaya dan harga</text:p>
                  </text:list-item>
                  <text:list-item>
                    <text:p text:style-name="P1">PLB mengatur hal-ihwal ketentuan distribusi</text:p>
                  </text:list-item>
                </text:list>
              </text:list-item>
              <text:list-item>
                <text:p text:style-name="P1">PLB tidak harus gratis!</text:p>
                <text:list>
                  <text:list-item>
                    <text:p text:style-name="P1">janganlah menindas para programer!</text:p>
                  </text:list-item>
                  <text:list-item>
                    <text:p text:style-name="P1">yang harus menanggung biaya pengembangan?</text:p>
                  </text:list-item>
                </text:list>
              </text:list-item>
              <text:list-item>
                <text:p text:style-name="P1">Memelihara dan Memodifikasi PLB </text:p>
                <text:list>
                  <text:list-item>
                    <text:p text:style-name="P1">bisnis yang menguntungkan?!</text:p>
                  </text:list-item>
                </text:list>
              </text:list-item>
              <text:list-item>
                <text:p text:style-name="P1">Ingat <text:span text:style-name="T21">COPYLEFT</text:span>: sekali PLB, tetap PLB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20"/>
          <draw:frame presentation:style-name="pr49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21" draw:style-name="dp3" draw:master-page-name="lyt-cool" presentation:presentation-page-layout-name="AL2T1">
        <office:forms form:automatic-focus="false" form:apply-design-mode="false"/>
        <draw:frame presentation:style-name="pr50" draw:text-style-name="P2" draw:layer="layout" svg:width="28.241cm" svg:height="2.433cm" svg:x="0.898cm" svg:y="1.189cm" presentation:class="title" presentation:user-transformed="true">
          <draw:text-box>
            <text:p text:style-name="P1">Faktor Mensukseskan PLB</text:p>
          </draw:text-box>
        </draw:frame>
        <draw:frame presentation:style-name="pr51" draw:text-style-name="P2" draw:layer="layout" svg:width="24.792cm" svg:height="13.43cm" svg:x="2.468cm" svg:y="5.734cm" presentation:class="outline" presentation:user-transformed="true">
          <draw:text-box>
            <text:list text:style-name="L3">
              <text:list-item>
                <text:p text:style-name="P1">Provokator</text:p>
              </text:list-item>
              <text:list-item>
                <text:p text:style-name="P1">Bottom up dan Top Down</text:p>
              </text:list-item>
              <text:list-item>
                <text:p text:style-name="P1">Motivasi Jelas</text:p>
              </text:list-item>
              <text:list-item>
                <text:p text:style-name="P1">Suasana Mendukung</text:p>
              </text:list-item>
              <text:list-item>
                <text:p text:style-name="P1">URL: <text:span text:style-name="T30">http://rms46.vlsm.org/00-16.htm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21"/>
          <draw:frame presentation:style-name="pr52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22" draw:style-name="dp3" draw:master-page-name="lyt-cool" presentation:presentation-page-layout-name="AL2T1">
        <office:forms form:automatic-focus="false" form:apply-design-mode="false"/>
        <draw:frame presentation:style-name="pr53" draw:text-style-name="P2" draw:layer="layout" svg:width="28.241cm" svg:height="2.433cm" svg:x="0.898cm" svg:y="1.378cm" presentation:class="title" presentation:user-transformed="true">
          <draw:text-box>
            <text:p text:style-name="P1">Tantangan PLB</text:p>
          </draw:text-box>
        </draw:frame>
        <draw:frame presentation:style-name="pr54" draw:text-style-name="P2" draw:layer="layout" svg:width="25.31cm" svg:height="8.543cm" svg:x="1.472cm" svg:y="6.052cm" presentation:class="outline" presentation:user-transformed="true">
          <draw:text-box>
            <text:list text:style-name="L3">
              <text:list-item>
                <text:p text:style-name="P1">Paten Perangkat Keras</text:p>
                <text:list>
                  <text:list-item>
                    <text:p>Video</text:p>
                  </text:list-item>
                  <text:list-item>
                    <text:p>Audio</text:p>
                  </text:list-item>
                </text:list>
              </text:list-item>
              <text:list-item>
                <text:p text:style-name="P1"><text:span text:style-name="T21">Library</text:span><text:span text:style-name="T13"> yang tidak bebas</text:span></text:p>
              </text:list-item>
              <text:list-item>
                <text:p text:style-name="P1"><text:span text:style-name="T13">Paten Perangkat Lunak</text:span></text:p>
              </text:list-item>
              <text:list-item>
                <text:p text:style-name="P1"><text:span text:style-name="T13">Dokumentasi Bebas</text:span></text:p>
              </text:list-item>
              <text:list-item>
                <text:p text:style-name="P1"><text:span text:style-name="T13">Tantangan == Peluang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1cm" svg:y="2.853cm" draw:page-number="22"/>
          <draw:frame presentation:style-name="pr55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2T1">
        <office:forms form:automatic-focus="false" form:apply-design-mode="false"/>
        <draw:frame presentation:style-name="pr56" draw:text-style-name="P2" draw:layer="layout" svg:width="28.241cm" svg:height="2.433cm" svg:x="1.181cm" svg:y="2.087cm" presentation:class="title" presentation:user-transformed="true">
          <draw:text-box>
            <text:p text:style-name="P1">TERIMA KASIH!</text:p>
          </draw:text-box>
        </draw:frame>
        <draw:frame presentation:style-name="pr57" draw:text-style-name="P12" draw:layer="layout" svg:width="27.769cm" svg:height="15.291cm" svg:x="1.242cm" svg:y="3.3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699cm" svg:height="10.28cm" svg:x="3.645cm" svg:y="2.853cm" draw:page-number="23" presentation:class="page"/>
          <draw:frame presentation:style-name="pr58" draw:text-style-name="P2" draw:layer="layout" svg:width="14.51cm" svg:height="11.41cm" svg:x="3.247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1" svg:font-family="'Courier 10 Pitch'" style:font-pitch="fixed"/>
    <style:font-face style:name="Arial4" svg:font-family="Arial" style:font-family-generic="modern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Arial3" svg:font-family="Arial" style:font-pitch="variable"/>
    <style:font-face style:name="Arial Unicode MS" svg:font-family="'Arial Unicode MS'" style:font-pitch="variable"/>
    <style:font-face style:name="Courier 10 Pitch" svg:font-family="'Courier 10 Pitch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horndale1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1" svg:font-family="Arial" style:font-family-generic="swiss" style:font-pitch="variable"/>
    <style:font-face style:name="Thorndale2" svg:font-family="Thorndale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0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0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0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0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0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0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0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0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fo:min-height="0.575cm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lyt-cool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loext:graphic-properties draw:fill-color="#dddddd" draw:fill-image-width="1cm" draw:fill-image-height="1cm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/>
    </style:style>
    <style:style style:name="MP4" style:family="paragraph">
      <loext:graphic-properties draw:fill-color="#ffffff"/>
      <style:paragraph-properties fo:margin-left="1.2cm" fo:margin-right="0cm" fo:text-indent="0cm"/>
    </style:style>
    <style:style style:name="MP5" style:family="paragraph">
      <loext:graphic-properties draw:fill-color="#125c8d" draw:fill-image-width="1cm" draw:fill-image-height="1cm"/>
      <style:paragraph-properties fo:text-align="center"/>
    </style:style>
    <style:style style:name="MP6" style:family="paragraph">
      <style:paragraph-properties fo:margin-left="0cm" fo:margin-right="0cm" fo:text-align="end" fo:text-indent="0cm">
        <style:tab-stops/>
      </style:paragraph-properties>
      <style:text-properties fo:font-size="12.6999998092651pt"/>
    </style:style>
    <style:style style:name="MP7" style:family="paragraph">
      <loext:graphic-properties draw:fill="none"/>
      <style:paragraph-properties fo:margin-left="0cm" fo:margin-right="0cm" fo:text-align="end" fo:text-indent="0cm">
        <style:tab-stops/>
      </style:paragraph-properties>
      <style:text-properties fo:font-size="12.6999998092651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style:font-name="Arial1"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29cm" svg:height="7.944cm" svg:x="2.06cm" svg:y="2.049cm"/>
      <draw:page-thumbnail draw:layer="backgroundobjects" svg:width="11.229cm" svg:height="7.944cm" svg:x="2.06cm" svg:y="10.994cm"/>
      <draw:page-thumbnail draw:layer="backgroundobjects" svg:width="11.229cm" svg:height="7.944cm" svg:x="16.41cm" svg:y="2.049cm"/>
      <draw:page-thumbnail draw:layer="backgroundobjects" svg:width="11.229cm" svg:height="7.944cm" svg:x="16.41cm" svg:y="10.994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1" draw:layer="backgroundobjects" svg:width="28.5cm" svg:height="15.744cm" svg:x="1.049cm" svg:y="5.261cm">
        <text:p/>
      </draw:rect>
      <draw:frame presentation:style-name="Mpr2" draw:text-style-name="MP3" draw:layer="backgroundobjects" svg:width="28.241cm" svg:height="2.432cm" svg:x="0.898cm" svg:y="0.386cm" presentation:class="title">
        <draw:text-box>
          <text:p text:style-name="MP2">Click to edit the title text format</text:p>
        </draw:text-box>
      </draw:frame>
      <draw:frame presentation:style-name="Mpr3" draw:text-style-name="MP4" draw:layer="backgroundobjects" svg:width="27.769cm" svg:height="15.291cm" svg:x="1.242cm" svg:y="3.3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5" draw:layer="backgroundobjects" svg:width="0.536cm" svg:height="2.553cm" svg:x="0.001cm" svg:y="0cm">
        <text:p/>
      </draw:rect>
      <draw:rect presentation:style-name="Mpr4" draw:text-style-name="MP5" draw:layer="backgroundobjects" svg:width="0.536cm" svg:height="2.553cm" svg:x="0.001cm" svg:y="6.616cm">
        <text:p/>
      </draw:rect>
      <draw:rect presentation:style-name="Mpr4" draw:text-style-name="MP5" draw:layer="backgroundobjects" svg:width="0.536cm" svg:height="2.553cm" svg:x="0.001cm" svg:y="3.246cm">
        <text:p/>
      </draw:rect>
      <draw:frame draw:style-name="Mgr1" draw:text-style-name="MP7" draw:layer="backgroundobjects" svg:width="26.636cm" svg:height="0.575cm" svg:x="0.242cm" svg:y="19.422cm">
        <draw:text-box>
          <text:p text:style-name="MP6"><text:span text:style-name="MT1">© 2003-2022 <text:s/>Rahmat M. Samik-Ibrahim <text:s/>-- <text:s/>Free Document <text:s/>-- <text:s/>Silakan secara bebas menggandakan presentasi ini <text:s/>-- <text:s/></text:span><text:span text:style-name="MT1"><text:page-number>&lt;number&gt;</text:page-number></text:span></text:p>
        </draw:text-box>
      </draw:frame>
      <draw:frame draw:style-name="Mgr2" draw:text-style-name="MP8" draw:layer="backgroundobjects" svg:width="2.473cm" svg:height="2.049cm" svg:x="26.993cm" svg:y="18.356cm">
        <draw:image xlink:href="Pictures/100000000000012C0000012C2BF0A42E8B69BF48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cm" svg:x="3.645cm" svg:y="2.853cm" presentation:class="page"/>
        <draw:frame presentation:style-name="lyt-cool-notes" draw:layer="backgroundobjects" svg:width="14.51cm" svg:height="11.41cm" svg:x="3.247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engenalan Lisensi Perangkat Lunak Bebas</dc:title>
    <meta:creation-date>2003-04-29T09:12:24</meta:creation-date>
    <dc:date>2022-09-04T16:49:31.743061878</dc:date>
    <meta:print-date>2005-08-31T19:45:40</meta:print-date>
    <meta:keyword>Free Software</meta:keyword>
    <meta:keyword>Open Source Software</meta:keyword>
    <meta:keyword>License</meta:keyword>
    <meta:editing-cycles>179</meta:editing-cycles>
    <meta:editing-duration>PT9H29M10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